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4.417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2.39cm"/>
    </style:style>
    <style:style style:name="co7" style:family="table-column">
      <style:table-column-properties fo:break-before="auto" style:column-width="2.224cm"/>
    </style:style>
    <style:style style:name="co8" style:family="table-column">
      <style:table-column-properties fo:break-before="auto" style:column-width="1.475cm"/>
    </style:style>
    <style:style style:name="co9" style:family="table-column">
      <style:table-column-properties fo:break-before="auto" style:column-width="1.863cm"/>
    </style:style>
    <style:style style:name="co10" style:family="table-column">
      <style:table-column-properties fo:break-before="auto" style:column-width="1.891cm"/>
    </style:style>
    <style:style style:name="co11" style:family="table-column">
      <style:table-column-properties fo:break-before="auto" style:column-width="1.725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Modelo desnormalizado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Vent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Cliente</text:p>
          </table:table-cell>
          <table:table-cell table:style-name="ce1" office:value-type="string">
            <text:p>Correo</text:p>
          </table:table-cell>
          <table:table-cell table:style-name="ce1" office:value-type="string">
            <text:p>Teléfono</text:p>
          </table:table-cell>
          <table:table-cell table:style-name="ce1" office:value-type="string">
            <text:p>Dirección</text:p>
          </table:table-cell>
          <table:table-cell table:style-name="ce1" office:value-type="string">
            <text:p>Ciudad</text:p>
          </table:table-cell>
          <table:table-cell table:style-name="ce1" office:value-type="string">
            <text:p>País</text:p>
          </table:table-cell>
          <table:table-cell table:style-name="ce1" office:value-type="string">
            <text:p>Producto</text:p>
          </table:table-cell>
          <table:table-cell table:style-name="ce1" office:value-type="string">
            <text:p>Precio</text:p>
          </table:table-cell>
          <table:table-cell table:style-name="ce1" office:value-type="string">
            <text:p>Cantida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01-ene</text:p>
          </table:table-cell>
          <table:table-cell office:value-type="string">
            <text:p>Juan Perez</text:p>
          </table:table-cell>
          <table:table-cell office:value-type="string">
            <text:p><text:a xlink:href="mailto:juan.perez@gmail.com">juan.perez@gmail.com</text:a></text:p>
          </table:table-cell>
          <table:table-cell office:value-type="float" office:value="5512345678">
            <text:p>5512345678</text:p>
          </table:table-cell>
          <table:table-cell office:value-type="string">
            <text:p>Calle 1 No. 5</text:p>
          </table:table-cell>
          <table:table-cell office:value-type="string">
            <text:p>CDMX</text:p>
          </table:table-cell>
          <table:table-cell office:value-type="string">
            <text:p>México</text:p>
          </table:table-cell>
          <table:table-cell office:value-type="string">
            <text:p>Laptop</text:p>
          </table:table-cell>
          <table:table-cell office:value-type="string">
            <text:p>25,000.0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2-ene</text:p>
          </table:table-cell>
          <table:table-cell office:value-type="string">
            <text:p>Pedro Gomez</text:p>
          </table:table-cell>
          <table:table-cell office:value-type="string">
            <text:p><text:a xlink:href="mailto:pedro.gomez@gmail.com">pedro.gomez@gmail.com</text:a></text:p>
          </table:table-cell>
          <table:table-cell office:value-type="float" office:value="3387654321">
            <text:p>3387654321</text:p>
          </table:table-cell>
          <table:table-cell office:value-type="string">
            <text:p>Calle 2 No. 8</text:p>
          </table:table-cell>
          <table:table-cell office:value-type="string">
            <text:p>Guadalajara</text:p>
          </table:table-cell>
          <table:table-cell office:value-type="string">
            <text:p>México</text:p>
          </table:table-cell>
          <table:table-cell office:value-type="string">
            <text:p>Celular</text:p>
          </table:table-cell>
          <table:table-cell office:value-type="string">
            <text:p>12,000.0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03-ene</text:p>
          </table:table-cell>
          <table:table-cell office:value-type="string">
            <text:p>Ana Silva</text:p>
          </table:table-cell>
          <table:table-cell office:value-type="string">
            <text:p><text:a xlink:href="mailto:ana.silva@gmail.com">ana.silva@gmail.com</text:a></text:p>
          </table:table-cell>
          <table:table-cell office:value-type="float" office:value="8109128734">
            <text:p>8109128734</text:p>
          </table:table-cell>
          <table:table-cell office:value-type="string">
            <text:p>Calle 3 No. 3</text:p>
          </table:table-cell>
          <table:table-cell office:value-type="string">
            <text:p>Monterrey</text:p>
          </table:table-cell>
          <table:table-cell office:value-type="string">
            <text:p>México</text:p>
          </table:table-cell>
          <table:table-cell office:value-type="string">
            <text:p>Micrófono</text:p>
          </table:table-cell>
          <table:table-cell office:value-type="string">
            <text:p>2,500.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04-ene</text:p>
          </table:table-cell>
          <table:table-cell office:value-type="string">
            <text:p>Ana Silva</text:p>
          </table:table-cell>
          <table:table-cell office:value-type="string">
            <text:p><text:a xlink:href="mailto:ana.silva@gmail.com">ana.silva@gmail.com</text:a></text:p>
          </table:table-cell>
          <table:table-cell office:value-type="float" office:value="8109128734">
            <text:p>8109128734</text:p>
          </table:table-cell>
          <table:table-cell office:value-type="string">
            <text:p>Calle 3 No. 3</text:p>
          </table:table-cell>
          <table:table-cell office:value-type="string">
            <text:p>Monterrey</text:p>
          </table:table-cell>
          <table:table-cell office:value-type="string">
            <text:p>México</text:p>
          </table:table-cell>
          <table:table-cell office:value-type="string">
            <text:p>Laptop</text:p>
          </table:table-cell>
          <table:table-cell office:value-type="string">
            <text:p>25,000.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5-ene</text:p>
          </table:table-cell>
          <table:table-cell office:value-type="string">
            <text:p>Juan Perez</text:p>
          </table:table-cell>
          <table:table-cell office:value-type="string">
            <text:p><text:a xlink:href="mailto:juan.perez@gmail.com">juan.perez@gmail.com</text:a></text:p>
          </table:table-cell>
          <table:table-cell office:value-type="float" office:value="5512345678">
            <text:p>5512345678</text:p>
          </table:table-cell>
          <table:table-cell office:value-type="string">
            <text:p>Calle 4 45-3</text:p>
          </table:table-cell>
          <table:table-cell office:value-type="string">
            <text:p>CDMX</text:p>
          </table:table-cell>
          <table:table-cell office:value-type="string">
            <text:p>México</text:p>
          </table:table-cell>
          <table:table-cell office:value-type="string">
            <text:p>Micrófono</text:p>
          </table:table-cell>
          <table:table-cell office:value-type="string">
            <text:p>2,500.00</text:p>
          </table:table-cell>
          <table:table-cell office:value-type="float" office:value="3">
            <text:p>3</text:p>
          </table:table-cell>
        </table:table-row>
      </table:table>
      <table:table table:name="Modelo en 1F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Vent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Apellido</text:p>
          </table:table-cell>
          <table:table-cell table:style-name="ce1" office:value-type="string">
            <text:p>Correo</text:p>
          </table:table-cell>
          <table:table-cell table:style-name="ce1" office:value-type="string">
            <text:p>Teléfono</text:p>
          </table:table-cell>
          <table:table-cell table:style-name="ce1" office:value-type="string">
            <text:p>Calle</text:p>
          </table:table-cell>
          <table:table-cell table:style-name="ce1" office:value-type="string">
            <text:p>Número</text:p>
          </table:table-cell>
          <table:table-cell table:style-name="ce1" office:value-type="string">
            <text:p>CP</text:p>
          </table:table-cell>
          <table:table-cell table:style-name="ce1" office:value-type="string">
            <text:p>Ciudad</text:p>
          </table:table-cell>
          <table:table-cell table:style-name="ce1" office:value-type="string">
            <text:p>País</text:p>
          </table:table-cell>
          <table:table-cell table:style-name="ce1" office:value-type="string">
            <text:p>Producto</text:p>
          </table:table-cell>
          <table:table-cell table:style-name="ce1" office:value-type="string">
            <text:p>Precio</text:p>
          </table:table-cell>
          <table:table-cell table:style-name="ce1" office:value-type="string">
            <text:p>Cantidad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01-ene</text:p>
          </table:table-cell>
          <table:table-cell office:value-type="string">
            <text:p>Juan</text:p>
          </table:table-cell>
          <table:table-cell office:value-type="string">
            <text:p>Pérez</text:p>
          </table:table-cell>
          <table:table-cell office:value-type="string">
            <text:p><text:a xlink:href="mailto:juan.perez@gmail.com">juan.perez@gmail.com</text:a></text:p>
          </table:table-cell>
          <table:table-cell office:value-type="float" office:value="5512345678">
            <text:p>5512345678</text:p>
          </table:table-cell>
          <table:table-cell office:value-type="string">
            <text:p>Calle 1</text:p>
          </table:table-cell>
          <table:table-cell office:value-type="string">
            <text:p>58-1</text:p>
          </table:table-cell>
          <table:table-cell office:value-type="float" office:value="3100">
            <text:p>3100</text:p>
          </table:table-cell>
          <table:table-cell office:value-type="string">
            <text:p>CDMX</text:p>
          </table:table-cell>
          <table:table-cell office:value-type="string">
            <text:p>México</text:p>
          </table:table-cell>
          <table:table-cell office:value-type="string">
            <text:p>Laptop</text:p>
          </table:table-cell>
          <table:table-cell office:value-type="string">
            <text:p>25,000.00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02-ene</text:p>
          </table:table-cell>
          <table:table-cell office:value-type="string">
            <text:p>Pedro</text:p>
          </table:table-cell>
          <table:table-cell office:value-type="string">
            <text:p>Gómez</text:p>
          </table:table-cell>
          <table:table-cell office:value-type="string">
            <text:p><text:a xlink:href="mailto:pedro.gomez@gmail.com">pedro.gomez@gmail.com</text:a></text:p>
          </table:table-cell>
          <table:table-cell office:value-type="float" office:value="3387654321">
            <text:p>3387654321</text:p>
          </table:table-cell>
          <table:table-cell office:value-type="string">
            <text:p>Calle 2</text:p>
          </table:table-cell>
          <table:table-cell office:value-type="string">
            <text:p>85-6</text:p>
          </table:table-cell>
          <table:table-cell office:value-type="float" office:value="44100">
            <text:p>44100</text:p>
          </table:table-cell>
          <table:table-cell office:value-type="string">
            <text:p>Guadalajara</text:p>
          </table:table-cell>
          <table:table-cell office:value-type="string">
            <text:p>México</text:p>
          </table:table-cell>
          <table:table-cell office:value-type="string">
            <text:p>Celular</text:p>
          </table:table-cell>
          <table:table-cell office:value-type="string">
            <text:p>12,000.00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03-ene</text:p>
          </table:table-cell>
          <table:table-cell office:value-type="string">
            <text:p>Ana</text:p>
          </table:table-cell>
          <table:table-cell office:value-type="string">
            <text:p>Silva</text:p>
          </table:table-cell>
          <table:table-cell office:value-type="string">
            <text:p><text:a xlink:href="mailto:ana.silva@gmail.com">ana.silva@gmail.com</text:a></text:p>
          </table:table-cell>
          <table:table-cell office:value-type="float" office:value="8109128734">
            <text:p>8109128734</text:p>
          </table:table-cell>
          <table:table-cell office:value-type="string">
            <text:p>Calle 3 </text:p>
          </table:table-cell>
          <table:table-cell office:value-type="string">
            <text:p>33-3</text:p>
          </table:table-cell>
          <table:table-cell office:value-type="float" office:value="64000">
            <text:p>64000</text:p>
          </table:table-cell>
          <table:table-cell office:value-type="string">
            <text:p>Monterrey</text:p>
          </table:table-cell>
          <table:table-cell office:value-type="string">
            <text:p>México</text:p>
          </table:table-cell>
          <table:table-cell office:value-type="string">
            <text:p>Micrófono</text:p>
          </table:table-cell>
          <table:table-cell office:value-type="string">
            <text:p>2,500.00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04-ene</text:p>
          </table:table-cell>
          <table:table-cell office:value-type="string">
            <text:p>Ana</text:p>
          </table:table-cell>
          <table:table-cell office:value-type="string">
            <text:p>Silva</text:p>
          </table:table-cell>
          <table:table-cell office:value-type="string">
            <text:p><text:a xlink:href="mailto:ana.silva@gmail.com">ana.silva@gmail.com</text:a></text:p>
          </table:table-cell>
          <table:table-cell office:value-type="float" office:value="8109128734">
            <text:p>8109128734</text:p>
          </table:table-cell>
          <table:table-cell office:value-type="string">
            <text:p>Calle 3</text:p>
          </table:table-cell>
          <table:table-cell office:value-type="string">
            <text:p>33-3</text:p>
          </table:table-cell>
          <table:table-cell office:value-type="float" office:value="64000">
            <text:p>64000</text:p>
          </table:table-cell>
          <table:table-cell office:value-type="string">
            <text:p>Monterrey</text:p>
          </table:table-cell>
          <table:table-cell office:value-type="string">
            <text:p>México</text:p>
          </table:table-cell>
          <table:table-cell office:value-type="string">
            <text:p>Laptop</text:p>
          </table:table-cell>
          <table:table-cell office:value-type="string">
            <text:p>25,000.00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05-ene</text:p>
          </table:table-cell>
          <table:table-cell office:value-type="string">
            <text:p>Juan</text:p>
          </table:table-cell>
          <table:table-cell office:value-type="string">
            <text:p>Pérez</text:p>
          </table:table-cell>
          <table:table-cell office:value-type="string">
            <text:p><text:a xlink:href="mailto:juan.perez@gmail.com">juan.perez@gmail.com</text:a></text:p>
          </table:table-cell>
          <table:table-cell office:value-type="float" office:value="5512345678">
            <text:p>5512345678</text:p>
          </table:table-cell>
          <table:table-cell office:value-type="string">
            <text:p>Calle 4</text:p>
          </table:table-cell>
          <table:table-cell office:value-type="string">
            <text:p>45-3</text:p>
          </table:table-cell>
          <table:table-cell office:value-type="float" office:value="3920">
            <text:p>3920</text:p>
          </table:table-cell>
          <table:table-cell office:value-type="string">
            <text:p>CDMX</text:p>
          </table:table-cell>
          <table:table-cell office:value-type="string">
            <text:p>México</text:p>
          </table:table-cell>
          <table:table-cell office:value-type="string">
            <text:p>Micrófono</text:p>
          </table:table-cell>
          <table:table-cell office:value-type="string">
            <text:p>2,500.00</text:p>
          </table:table-cell>
          <table:table-cell office:value-type="float" office:value="3">
            <text:p>3</text:p>
          </table:table-cell>
        </table:table-row>
      </table:table>
      <table:table table:name="Modelo en 2F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>
            <text:p>Vent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Cliente</text:p>
          </table:table-cell>
          <table:table-cell table:style-name="ce1" office:value-type="string">
            <text:p>Producto</text:p>
          </table:table-cell>
          <table:table-cell table:style-name="ce1" office:value-type="string">
            <text:p>Precio</text:p>
          </table:table-cell>
          <table:table-cell table:style-name="ce1" office:value-type="string">
            <text:p>Cantidad</text:p>
          </table:table-cell>
          <table:table-cell/>
          <table:table-cell table:style-name="ce1" office:value-type="string">
            <text:p>Cliente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Apellido</text:p>
          </table:table-cell>
          <table:table-cell table:style-name="ce1" office:value-type="string">
            <text:p>Correo</text:p>
          </table:table-cell>
          <table:table-cell table:style-name="ce1" office:value-type="string">
            <text:p>Teléfono</text:p>
          </table:table-cell>
          <table:table-cell table:style-name="ce1" office:value-type="string">
            <text:p>Calle</text:p>
          </table:table-cell>
          <table:table-cell table:style-name="ce1" office:value-type="string">
            <text:p>Número</text:p>
          </table:table-cell>
          <table:table-cell table:style-name="ce1" office:value-type="string">
            <text:p>CP</text:p>
          </table:table-cell>
          <table:table-cell table:style-name="ce1" office:value-type="string">
            <text:p>Ciudad</text:p>
          </table:table-cell>
          <table:table-cell table:style-name="ce1" office:value-type="string">
            <text:p>Paí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01-ene</text:p>
          </table:table-cell>
          <table:table-cell office:value-type="float" office:value="1">
            <text:p>1</text:p>
          </table:table-cell>
          <table:table-cell office:value-type="string">
            <text:p>Laptop</text:p>
          </table:table-cell>
          <table:table-cell office:value-type="string">
            <text:p>25,000.0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Juan</text:p>
          </table:table-cell>
          <table:table-cell office:value-type="string">
            <text:p>Pérez</text:p>
          </table:table-cell>
          <table:table-cell office:value-type="string">
            <text:p><text:a xlink:href="mailto:juan.perez@gmail.com">juan.perez@gmail.com</text:a></text:p>
          </table:table-cell>
          <table:table-cell office:value-type="float" office:value="5512345678">
            <text:p>5512345678</text:p>
          </table:table-cell>
          <table:table-cell office:value-type="string">
            <text:p>Calle 1</text:p>
          </table:table-cell>
          <table:table-cell office:value-type="string">
            <text:p>58-1</text:p>
          </table:table-cell>
          <table:table-cell office:value-type="float" office:value="3100">
            <text:p>3100</text:p>
          </table:table-cell>
          <table:table-cell office:value-type="string">
            <text:p>CDMX</text:p>
          </table:table-cell>
          <table:table-cell office:value-type="string">
            <text:p>México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2-ene</text:p>
          </table:table-cell>
          <table:table-cell office:value-type="float" office:value="2">
            <text:p>2</text:p>
          </table:table-cell>
          <table:table-cell office:value-type="string">
            <text:p>Celular</text:p>
          </table:table-cell>
          <table:table-cell office:value-type="string">
            <text:p>12,000.00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dro</text:p>
          </table:table-cell>
          <table:table-cell office:value-type="string">
            <text:p>Gómez</text:p>
          </table:table-cell>
          <table:table-cell office:value-type="string">
            <text:p><text:a xlink:href="mailto:pedro.gomez@gmail.com">pedro.gomez@gmail.com</text:a></text:p>
          </table:table-cell>
          <table:table-cell office:value-type="float" office:value="3387654321">
            <text:p>3387654321</text:p>
          </table:table-cell>
          <table:table-cell office:value-type="string">
            <text:p>Calle 2</text:p>
          </table:table-cell>
          <table:table-cell office:value-type="string">
            <text:p>85-6</text:p>
          </table:table-cell>
          <table:table-cell office:value-type="float" office:value="44100">
            <text:p>44100</text:p>
          </table:table-cell>
          <table:table-cell office:value-type="string">
            <text:p>Guadalajara</text:p>
          </table:table-cell>
          <table:table-cell office:value-type="string">
            <text:p>México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03-ene</text:p>
          </table:table-cell>
          <table:table-cell office:value-type="float" office:value="3">
            <text:p>3</text:p>
          </table:table-cell>
          <table:table-cell office:value-type="string">
            <text:p>Micrófono</text:p>
          </table:table-cell>
          <table:table-cell office:value-type="string">
            <text:p>2,500.0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na</text:p>
          </table:table-cell>
          <table:table-cell office:value-type="string">
            <text:p>Silva</text:p>
          </table:table-cell>
          <table:table-cell office:value-type="string">
            <text:p><text:a xlink:href="mailto:ana.silva@gmail.com">ana.silva@gmail.com</text:a></text:p>
          </table:table-cell>
          <table:table-cell office:value-type="float" office:value="8109128734">
            <text:p>8109128734</text:p>
          </table:table-cell>
          <table:table-cell office:value-type="string">
            <text:p>Calle 3 </text:p>
          </table:table-cell>
          <table:table-cell office:value-type="string">
            <text:p>33-3</text:p>
          </table:table-cell>
          <table:table-cell office:value-type="float" office:value="64000">
            <text:p>64000</text:p>
          </table:table-cell>
          <table:table-cell office:value-type="string">
            <text:p>Monterrey</text:p>
          </table:table-cell>
          <table:table-cell office:value-type="string">
            <text:p>México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04-ene</text:p>
          </table:table-cell>
          <table:table-cell office:value-type="float" office:value="3">
            <text:p>3</text:p>
          </table:table-cell>
          <table:table-cell office:value-type="string">
            <text:p>Laptop</text:p>
          </table:table-cell>
          <table:table-cell office:value-type="string">
            <text:p>25,000.0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string">
            <text:p>Juan</text:p>
          </table:table-cell>
          <table:table-cell office:value-type="string">
            <text:p>Pérez</text:p>
          </table:table-cell>
          <table:table-cell office:value-type="string">
            <text:p><text:a xlink:href="mailto:juan.perez@gmail.com">juan.perez@gmail.com</text:a></text:p>
          </table:table-cell>
          <table:table-cell office:value-type="float" office:value="5512345678">
            <text:p>5512345678</text:p>
          </table:table-cell>
          <table:table-cell office:value-type="string">
            <text:p>Calle 4</text:p>
          </table:table-cell>
          <table:table-cell office:value-type="string">
            <text:p>45-3</text:p>
          </table:table-cell>
          <table:table-cell office:value-type="float" office:value="3920">
            <text:p>3920</text:p>
          </table:table-cell>
          <table:table-cell office:value-type="string">
            <text:p>CDMX</text:p>
          </table:table-cell>
          <table:table-cell office:value-type="string">
            <text:p>México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5-ene</text:p>
          </table:table-cell>
          <table:table-cell office:value-type="float" office:value="1">
            <text:p>1</text:p>
          </table:table-cell>
          <table:table-cell office:value-type="string">
            <text:p>Micrófono</text:p>
          </table:table-cell>
          <table:table-cell office:value-type="string">
            <text:p>2,500.00</text:p>
          </table:table-cell>
          <table:table-cell office:value-type="float" office:value="3">
            <text:p>3</text:p>
          </table:table-cell>
          <table:table-cell table:number-columns-repeated="11"/>
        </table:table-row>
      </table:table>
      <table:table table:name="Modelo en 2FN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4" table:default-cell-style-name="Default"/>
        <table:table-row table:style-name="ro1">
          <table:table-cell table:style-name="ce1" office:value-type="string">
            <text:p>Vent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Cliente</text:p>
          </table:table-cell>
          <table:table-cell table:style-name="ce1" office:value-type="string">
            <text:p>Dirección</text:p>
          </table:table-cell>
          <table:table-cell table:style-name="ce1" office:value-type="string">
            <text:p>Producto</text:p>
          </table:table-cell>
          <table:table-cell table:style-name="ce1" office:value-type="string">
            <text:p>Precio</text:p>
          </table:table-cell>
          <table:table-cell table:style-name="ce1" office:value-type="string">
            <text:p>Cantidad</text:p>
          </table:table-cell>
          <table:table-cell/>
          <table:table-cell table:style-name="ce1" office:value-type="string">
            <text:p>Cliente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Apellido</text:p>
          </table:table-cell>
          <table:table-cell table:style-name="ce1" office:value-type="string">
            <text:p>Correo</text:p>
          </table:table-cell>
          <table:table-cell table:style-name="ce1" office:value-type="string">
            <text:p>Teléfono</text:p>
          </table:table-cell>
          <table:table-cell/>
          <table:table-cell table:style-name="ce1" office:value-type="string">
            <text:p>Dirección</text:p>
          </table:table-cell>
          <table:table-cell table:style-name="ce1" office:value-type="string">
            <text:p>Cliente</text:p>
          </table:table-cell>
          <table:table-cell table:style-name="ce1" office:value-type="string">
            <text:p>Calle</text:p>
          </table:table-cell>
          <table:table-cell table:style-name="ce1" office:value-type="string">
            <text:p>Número</text:p>
          </table:table-cell>
          <table:table-cell table:style-name="ce1" office:value-type="string">
            <text:p>CP</text:p>
          </table:table-cell>
          <table:table-cell table:style-name="ce1" office:value-type="string">
            <text:p>Ciudad</text:p>
          </table:table-cell>
          <table:table-cell table:style-name="ce1" office:value-type="string">
            <text:p>Paí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01-en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aptop</text:p>
          </table:table-cell>
          <table:table-cell office:value-type="string">
            <text:p>25,000.0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Juan</text:p>
          </table:table-cell>
          <table:table-cell office:value-type="string">
            <text:p>Pérez</text:p>
          </table:table-cell>
          <table:table-cell office:value-type="string">
            <text:p><text:a xlink:href="mailto:juan.perez@gmail.com">juan.perez@gmail.com</text:a></text:p>
          </table:table-cell>
          <table:table-cell office:value-type="float" office:value="5512345678">
            <text:p>5512345678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Calle 1</text:p>
          </table:table-cell>
          <table:table-cell office:value-type="string">
            <text:p>58-1</text:p>
          </table:table-cell>
          <table:table-cell office:value-type="float" office:value="3100">
            <text:p>3100</text:p>
          </table:table-cell>
          <table:table-cell office:value-type="string">
            <text:p>CDMX</text:p>
          </table:table-cell>
          <table:table-cell office:value-type="string">
            <text:p>México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2-en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elular</text:p>
          </table:table-cell>
          <table:table-cell office:value-type="string">
            <text:p>12,000.00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dro</text:p>
          </table:table-cell>
          <table:table-cell office:value-type="string">
            <text:p>Gómez</text:p>
          </table:table-cell>
          <table:table-cell office:value-type="string">
            <text:p><text:a xlink:href="mailto:pedro.gomez@gmail.com">pedro.gomez@gmail.com</text:a></text:p>
          </table:table-cell>
          <table:table-cell office:value-type="float" office:value="3387654321">
            <text:p>338765432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Calle 2</text:p>
          </table:table-cell>
          <table:table-cell office:value-type="string">
            <text:p>85-6</text:p>
          </table:table-cell>
          <table:table-cell office:value-type="float" office:value="44100">
            <text:p>44100</text:p>
          </table:table-cell>
          <table:table-cell office:value-type="string">
            <text:p>Guadalajara</text:p>
          </table:table-cell>
          <table:table-cell office:value-type="string">
            <text:p>México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03-ene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Micrófono</text:p>
          </table:table-cell>
          <table:table-cell office:value-type="string">
            <text:p>2,500.0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na</text:p>
          </table:table-cell>
          <table:table-cell office:value-type="string">
            <text:p>Silva</text:p>
          </table:table-cell>
          <table:table-cell office:value-type="string">
            <text:p><text:a xlink:href="mailto:ana.silva@gmail.com">ana.silva@gmail.com</text:a></text:p>
          </table:table-cell>
          <table:table-cell office:value-type="float" office:value="8109128734">
            <text:p>8109128734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string">
            <text:p>Calle 3 </text:p>
          </table:table-cell>
          <table:table-cell office:value-type="string">
            <text:p>33-3</text:p>
          </table:table-cell>
          <table:table-cell office:value-type="float" office:value="64000">
            <text:p>64000</text:p>
          </table:table-cell>
          <table:table-cell office:value-type="string">
            <text:p>Monterrey</text:p>
          </table:table-cell>
          <table:table-cell office:value-type="string">
            <text:p>México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04-ene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aptop</text:p>
          </table:table-cell>
          <table:table-cell office:value-type="string">
            <text:p>25,000.0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alle 4</text:p>
          </table:table-cell>
          <table:table-cell office:value-type="string">
            <text:p>45-3</text:p>
          </table:table-cell>
          <table:table-cell office:value-type="float" office:value="3920">
            <text:p>3920</text:p>
          </table:table-cell>
          <table:table-cell office:value-type="string">
            <text:p>CDMX</text:p>
          </table:table-cell>
          <table:table-cell office:value-type="string">
            <text:p>México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5-en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Micrófono</text:p>
          </table:table-cell>
          <table:table-cell office:value-type="string">
            <text:p>2,500.00</text:p>
          </table:table-cell>
          <table:table-cell office:value-type="float" office:value="3">
            <text:p>3</text:p>
          </table:table-cell>
          <table:table-cell table:number-columns-repeated="14"/>
        </table:table-row>
      </table:table>
      <table:table table:name="Modelo en 3F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2" table:number-columns-repeated="14" table:default-cell-style-name="Default"/>
        <table:table-row table:style-name="ro1">
          <table:table-cell table:style-name="ce1" office:value-type="string">
            <text:p>Vent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Cliente</text:p>
          </table:table-cell>
          <table:table-cell table:style-name="ce1" office:value-type="string">
            <text:p>Dirección</text:p>
          </table:table-cell>
          <table:table-cell table:style-name="ce1" office:value-type="string">
            <text:p>Producto</text:p>
          </table:table-cell>
          <table:table-cell table:style-name="ce1" office:value-type="string">
            <text:p>Cantidad</text:p>
          </table:table-cell>
          <table:table-cell table:style-name="ce2"/>
          <table:table-cell table:number-columns-repeated="2" table:style-name="ce1" office:value-type="string">
            <text:p>Producto</text:p>
          </table:table-cell>
          <table:table-cell table:style-name="ce1" office:value-type="string">
            <text:p>Precio</text:p>
          </table:table-cell>
          <table:table-cell/>
          <table:table-cell table:style-name="ce1" office:value-type="string">
            <text:p>Cliente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Apellido</text:p>
          </table:table-cell>
          <table:table-cell table:style-name="ce1" office:value-type="string">
            <text:p>Correo</text:p>
          </table:table-cell>
          <table:table-cell table:style-name="ce1" office:value-type="string">
            <text:p>Teléfono</text:p>
          </table:table-cell>
          <table:table-cell/>
          <table:table-cell table:style-name="ce1" office:value-type="string">
            <text:p>Dirección</text:p>
          </table:table-cell>
          <table:table-cell table:style-name="ce1" office:value-type="string">
            <text:p>Cliente</text:p>
          </table:table-cell>
          <table:table-cell table:style-name="ce1" office:value-type="string">
            <text:p>Calle</text:p>
          </table:table-cell>
          <table:table-cell table:style-name="ce1" office:value-type="string">
            <text:p>Número</text:p>
          </table:table-cell>
          <table:table-cell table:style-name="ce1" office:value-type="string">
            <text:p>CP</text:p>
          </table:table-cell>
          <table:table-cell table:style-name="ce1" office:value-type="string">
            <text:p>Ciudad</text:p>
          </table:table-cell>
          <table:table-cell table:style-name="ce1" office:value-type="string">
            <text:p>Paí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01-ene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/>
          <table:table-cell office:value-type="float" office:value="1">
            <text:p>1</text:p>
          </table:table-cell>
          <table:table-cell office:value-type="string">
            <text:p>Laptop</text:p>
          </table:table-cell>
          <table:table-cell office:value-type="string">
            <text:p>25,000.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Juan</text:p>
          </table:table-cell>
          <table:table-cell office:value-type="string">
            <text:p>Pérez</text:p>
          </table:table-cell>
          <table:table-cell office:value-type="string">
            <text:p><text:a xlink:href="mailto:juan.perez@gmail.com">juan.perez@gmail.com</text:a></text:p>
          </table:table-cell>
          <table:table-cell office:value-type="float" office:value="5512345678">
            <text:p>5512345678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Calle 1</text:p>
          </table:table-cell>
          <table:table-cell office:value-type="string">
            <text:p>58-1</text:p>
          </table:table-cell>
          <table:table-cell office:value-type="float" office:value="3100">
            <text:p>3100</text:p>
          </table:table-cell>
          <table:table-cell office:value-type="string">
            <text:p>CDMX</text:p>
          </table:table-cell>
          <table:table-cell office:value-type="string">
            <text:p>México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2-ene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elular</text:p>
          </table:table-cell>
          <table:table-cell office:value-type="string">
            <text:p>12,000.0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dro</text:p>
          </table:table-cell>
          <table:table-cell office:value-type="string">
            <text:p>Gómez</text:p>
          </table:table-cell>
          <table:table-cell office:value-type="string">
            <text:p><text:a xlink:href="mailto:pedro.gomez@gmail.com">pedro.gomez@gmail.com</text:a></text:p>
          </table:table-cell>
          <table:table-cell office:value-type="float" office:value="3387654321">
            <text:p>338765432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Calle 2</text:p>
          </table:table-cell>
          <table:table-cell office:value-type="string">
            <text:p>85-6</text:p>
          </table:table-cell>
          <table:table-cell office:value-type="float" office:value="44100">
            <text:p>44100</text:p>
          </table:table-cell>
          <table:table-cell office:value-type="string">
            <text:p>Guadalajara</text:p>
          </table:table-cell>
          <table:table-cell office:value-type="string">
            <text:p>México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03-ene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icrófono</text:p>
          </table:table-cell>
          <table:table-cell office:value-type="string">
            <text:p>2,500.0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na</text:p>
          </table:table-cell>
          <table:table-cell office:value-type="string">
            <text:p>Silva</text:p>
          </table:table-cell>
          <table:table-cell office:value-type="string">
            <text:p><text:a xlink:href="mailto:ana.silva@gmail.com">ana.silva@gmail.com</text:a></text:p>
          </table:table-cell>
          <table:table-cell office:value-type="float" office:value="8109128734">
            <text:p>8109128734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string">
            <text:p>Calle 3 </text:p>
          </table:table-cell>
          <table:table-cell office:value-type="string">
            <text:p>33-3</text:p>
          </table:table-cell>
          <table:table-cell office:value-type="float" office:value="64000">
            <text:p>64000</text:p>
          </table:table-cell>
          <table:table-cell office:value-type="string">
            <text:p>Monterrey</text:p>
          </table:table-cell>
          <table:table-cell office:value-type="string">
            <text:p>Méxic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04-ene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alle 4</text:p>
          </table:table-cell>
          <table:table-cell office:value-type="string">
            <text:p>45-3</text:p>
          </table:table-cell>
          <table:table-cell office:value-type="float" office:value="3920">
            <text:p>3920</text:p>
          </table:table-cell>
          <table:table-cell office:value-type="string">
            <text:p>CDMX</text:p>
          </table:table-cell>
          <table:table-cell office:value-type="string">
            <text:p>México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5-en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8"/>
        </table:table-row>
      </table:table>
      <table:table table:name="Modelo en 4FN_Boyce-Cod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2" table:number-columns-repeated="18" table:default-cell-style-name="Default"/>
        <table:table-row table:style-name="ro1">
          <table:table-cell table:style-name="ce1" office:value-type="string">
            <text:p>Vent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Cliente</text:p>
          </table:table-cell>
          <table:table-cell table:style-name="ce1" office:value-type="string">
            <text:p>Dirección</text:p>
          </table:table-cell>
          <table:table-cell table:style-name="ce1" office:value-type="string">
            <text:p>Producto</text:p>
          </table:table-cell>
          <table:table-cell table:style-name="ce1" office:value-type="string">
            <text:p>Cantidad</text:p>
          </table:table-cell>
          <table:table-cell table:style-name="ce2"/>
          <table:table-cell table:number-columns-repeated="2" table:style-name="ce1" office:value-type="string">
            <text:p>Producto</text:p>
          </table:table-cell>
          <table:table-cell table:style-name="ce1" office:value-type="string">
            <text:p>Precio</text:p>
          </table:table-cell>
          <table:table-cell/>
          <table:table-cell table:style-name="ce1" office:value-type="string">
            <text:p>Cliente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Apellido</text:p>
          </table:table-cell>
          <table:table-cell table:style-name="ce1" office:value-type="string">
            <text:p>Correo</text:p>
          </table:table-cell>
          <table:table-cell table:style-name="ce1" office:value-type="string">
            <text:p>Teléfono</text:p>
          </table:table-cell>
          <table:table-cell/>
          <table:table-cell table:style-name="ce1" office:value-type="string">
            <text:p>Dirección</text:p>
          </table:table-cell>
          <table:table-cell table:style-name="ce1" office:value-type="string">
            <text:p>Cliente</text:p>
          </table:table-cell>
          <table:table-cell table:style-name="ce1" office:value-type="string">
            <text:p>Calle</text:p>
          </table:table-cell>
          <table:table-cell table:style-name="ce1" office:value-type="string">
            <text:p>Número</text:p>
          </table:table-cell>
          <table:table-cell table:style-name="ce1" office:value-type="string">
            <text:p>CP</text:p>
          </table:table-cell>
          <table:table-cell table:style-name="ce1" office:value-type="string">
            <text:p>Ciudad</text:p>
          </table:table-cell>
          <table:table-cell table:style-name="ce1" office:value-type="string">
            <text:p>País</text:p>
          </table:table-cell>
          <table:table-cell/>
          <table:table-cell table:style-name="ce1" office:value-type="string">
            <text:p>País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omini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1-ene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/>
          <table:table-cell office:value-type="float" office:value="1">
            <text:p>1</text:p>
          </table:table-cell>
          <table:table-cell office:value-type="string">
            <text:p>Laptop</text:p>
          </table:table-cell>
          <table:table-cell office:value-type="string">
            <text:p>25,000.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Juan</text:p>
          </table:table-cell>
          <table:table-cell office:value-type="string">
            <text:p>Pérez</text:p>
          </table:table-cell>
          <table:table-cell office:value-type="string">
            <text:p><text:a xlink:href="mailto:juan.perez@gmail.com">juan.perez@gmail.com</text:a></text:p>
          </table:table-cell>
          <table:table-cell office:value-type="float" office:value="5512345678">
            <text:p>5512345678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Calle 1</text:p>
          </table:table-cell>
          <table:table-cell office:value-type="string">
            <text:p>58-1</text:p>
          </table:table-cell>
          <table:table-cell office:value-type="float" office:value="3100">
            <text:p>3100</text:p>
          </table:table-cell>
          <table:table-cell office:value-type="string">
            <text:p>CDM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éxico</text:p>
          </table:table-cell>
          <table:table-cell office:value-type="string">
            <text:p>mx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02-ene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elular</text:p>
          </table:table-cell>
          <table:table-cell office:value-type="string">
            <text:p>12,000.0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dro</text:p>
          </table:table-cell>
          <table:table-cell office:value-type="string">
            <text:p>Gómez</text:p>
          </table:table-cell>
          <table:table-cell office:value-type="string">
            <text:p><text:a xlink:href="mailto:pedro.gomez@gmail.com">pedro.gomez@gmail.com</text:a></text:p>
          </table:table-cell>
          <table:table-cell office:value-type="float" office:value="3387654321">
            <text:p>338765432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Calle 2</text:p>
          </table:table-cell>
          <table:table-cell office:value-type="string">
            <text:p>85-6</text:p>
          </table:table-cell>
          <table:table-cell office:value-type="float" office:value="44100">
            <text:p>44100</text:p>
          </table:table-cell>
          <table:table-cell office:value-type="string">
            <text:p>Guadalajara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03-ene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icrófono</text:p>
          </table:table-cell>
          <table:table-cell office:value-type="string">
            <text:p>2,500.0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na</text:p>
          </table:table-cell>
          <table:table-cell office:value-type="string">
            <text:p>Silva</text:p>
          </table:table-cell>
          <table:table-cell office:value-type="string">
            <text:p><text:a xlink:href="mailto:ana.silva@gmail.com">ana.silva@gmail.com</text:a></text:p>
          </table:table-cell>
          <table:table-cell office:value-type="float" office:value="8109128734">
            <text:p>8109128734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string">
            <text:p>Calle 3 </text:p>
          </table:table-cell>
          <table:table-cell office:value-type="string">
            <text:p>33-3</text:p>
          </table:table-cell>
          <table:table-cell office:value-type="float" office:value="64000">
            <text:p>64000</text:p>
          </table:table-cell>
          <table:table-cell office:value-type="string">
            <text:p>Monterrey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04-ene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alle 4</text:p>
          </table:table-cell>
          <table:table-cell office:value-type="string">
            <text:p>45-3</text:p>
          </table:table-cell>
          <table:table-cell office:value-type="float" office:value="3920">
            <text:p>3920</text:p>
          </table:table-cell>
          <table:table-cell office:value-type="string">
            <text:p>CDMX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5-en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4">14/03/2023</text:date>, <text:time>18:48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rico gatti</meta:initial-creator>
    <meta:creation-date>2023-03-14T16:34:26.10</meta:creation-date>
    <meta:generator>OpenOffice/4.1.13$Win32 OpenOffice.org_project/4113m1$Build-9810</meta:generator>
    <dc:date>2023-03-14T18:48:10.30</dc:date>
    <dc:creator>federico gatti</dc:creator>
    <meta:editing-duration>PT2H13M44S</meta:editing-duration>
    <meta:editing-cycles>1</meta:editing-cycles>
    <meta:document-statistic meta:table-count="6" meta:cell-count="545" meta:object-count="0"/>
  </office:meta>
</office:document-meta>
</file>